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ssRate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Humanitie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0.1" calcext:value-type="float">
            <text:p>90.1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0.66" calcext:value-type="float">
            <text:p>90.66</text:p>
          </table:table-cell>
          <table:table-cell office:value-type="float" office:value="79.77" calcext:value-type="float">
            <text:p>79.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1.2" calcext:value-type="float">
            <text:p>91.2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.26" calcext:value-type="float">
            <text:p>87.26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.35" calcext:value-type="float">
            <text:p>80.35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9.8" calcext:value-type="float">
            <text:p>69.8</text:p>
          </table:table-cell>
          <table:table-cell office:value-type="float" office:value="63.89" calcext:value-type="float">
            <text:p>63.89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For 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ment only</text:p>
          </table:table-cell>
          <table:table-cell office:value-type="float" office:value="94.6" calcext:value-type="float">
            <text:p>94.6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float" office:value="94.4" calcext:value-type="float">
            <text:p>94.4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float" office:value="62.9" calcext:value-type="float">
            <text:p>62.9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string" calcext:value-type="string">
            <text:p>Homeschool</text:p>
          </table:table-cell>
          <table:table-cell office:value-type="float" office:value="17.2" calcext:value-type="float">
            <text:p>17.2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table:number-columns-repeated="2" office:value-type="string" calcext:value-type="string">
            <text:p>tb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2:16.295597662</meta:creation-date>
    <dc:date>2018-06-08T12:01:29.029043162</dc:date>
    <meta:editing-duration>PT8M51S</meta:editing-duration>
    <meta:editing-cycles>1</meta:editing-cycles>
    <meta:document-statistic meta:table-count="1" meta:cell-count="41" meta:object-count="0"/>
    <meta:generator>LibreOffice/5.1.6.2$Linux_X86_64 LibreOffice_project/10m0$Build-2</meta:generator>
  </office:meta>
</office:document-meta>
</file>